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1"/>
        <table:table-column table:style-name="co8" table:default-cell-style-name="ce31"/>
        <table:table-column table:style-name="co9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3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3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office:value-type="string" calcext:value-type="string">
            <text:p>stop_attack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pu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saf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2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5"/>
          <table:table-cell table:number-columns-repeated="1016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31"/>
        <table:table-column table:style-name="co11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3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3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5"/>
          <table:table-cell table:number-columns-repeated="1016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9:36:11.592899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04T20:00:09.170024160</dc:date>
    <meta:editing-duration>P3DT3H21M</meta:editing-duration>
    <meta:editing-cycles>2659</meta:editing-cycles>
    <dc:creator>Ilya Shpigor</dc:creator>
    <meta:document-statistic meta:table-count="5" meta:cell-count="383" meta:object-count="0"/>
  </office:meta>
</office:document-meta>
</file>